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9118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2.1161in"/>
    </style:style>
    <style:style style:name="co7" style:family="table-column">
      <style:table-column-properties fo:break-before="auto" style:column-width="4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key_d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rse Element</text:p>
          </table:table-cell>
          <table:table-cell office:value-type="string" calcext:value-type="string">
            <text:p>Item Numb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sponsible Party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1-30" calcext:value-type="date">
            <text:p>2025-01-3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06" calcext:value-type="date">
            <text:p>2025-02-06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13" calcext:value-type="date">
            <text:p>2025-02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0" calcext:value-type="date">
            <text:p>2025-02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0" calcext:value-type="date">
            <text:p>2025-03-2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3-27" calcext:value-type="date">
            <text:p>2025-03-27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03" calcext:value-type="date">
            <text:p>2025-04-03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4-24" calcext:value-type="date">
            <text:p>2025-04-24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1" calcext:value-type="date">
            <text:p>2025-05-01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08" calcext:value-type="date">
            <text:p>2025-05-08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lass Sessio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structor</text:p>
          </table:table-cell>
          <table:table-cell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/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Course Project Description Released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8]-8" office:value-type="date" office:date-value="2025-03-05" calcext:value-type="date">
            <text:p>2025-03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Team Roster Submiss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7]" office:value-type="date" office:date-value="2025-03-13" calcext:value-type="date">
            <text:p>2025-03-13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Project Proposal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1]" office:value-type="date" office:date-value="2025-04-10" calcext:value-type="date">
            <text:p>2025-04-10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Mid-Semester Check-In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15]" office:value-type="date" office:date-value="2025-05-15" calcext:value-type="date">
            <text:p>2025-05-15</text:p>
          </table:table-cell>
          <table:table-cell office:value-type="string" calcext:value-type="string">
            <text:p>6:05pm ET</text:p>
          </table:table-cell>
          <table:table-cell office:value-type="string" calcext:value-type="string">
            <text:p>Final Project Presentation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Summary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Individual Report Due</text:p>
          </table:table-cell>
        </table:table-row>
        <table:table-row table:style-name="ro1">
          <table:table-cell office:value-type="string" calcext:value-type="string">
            <text:p>Course Project</text:p>
          </table:table-cell>
          <table:table-cell table:number-columns-repeated="2"/>
          <table:table-cell office:value-type="string" calcext:value-type="string">
            <text:p>Student</text:p>
          </table:table-cell>
          <table:table-cell table:formula="of:=[.E20]+7" office:value-type="date" office:date-value="2025-05-22" calcext:value-type="date">
            <text:p>2025-05-2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Final Project Teammate Peer Evaluations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3-06" calcext:value-type="date">
            <text:p>2025-03-06</text:p>
          </table:table-cell>
          <table:table-cell/>
          <table:table-cell office:value-type="string" calcext:value-type="string">
            <text:p>No class: Baruch on Wednesday Schedule (President's Day Make-Up)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17" calcext:value-type="date">
            <text:p>2025-04-17</text:p>
          </table:table-cell>
          <table:table-cell/>
          <table:table-cell office:value-type="string" calcext:value-type="string">
            <text:p>No class: Baruch Spring Recess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-1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udent</text:p>
          </table:table-cell>
          <table:table-cell table:formula="of:=[.E4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6]-1" office:value-type="date" office:date-value="2025-02-26" calcext:value-type="date">
            <text:p>2025-02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ructor</text:p>
          </table:table-cell>
          <table:table-cell table:formula="of:=[.E6]" office:value-type="date" office:date-value="2025-02-27" calcext:value-type="date">
            <text:p>2025-02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udent</text:p>
          </table:table-cell>
          <table:table-cell table:formula="of:=[.E6]+6" office:value-type="date" office:date-value="2025-03-05" calcext:value-type="date">
            <text:p>2025-03-05</text:p>
          </table:table-cell>
          <table:table-cell office:value-type="string" calcext:value-type="string">
            <text:p>06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6]" office:value-type="date" office:date-value="2025-02-27" calcext:value-type="date">
            <text:p>2025-02-27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9]-1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9]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9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12]-1" office:value-type="date" office:date-value="2025-04-23" calcext:value-type="date">
            <text:p>2025-04-23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12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Mini-Project Releas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14]-1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Due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14]" office:value-type="date" office:date-value="2025-05-08" calcext:value-type="date">
            <text:p>2025-05-08</text:p>
          </table:table-cell>
          <table:table-cell/>
          <table:table-cell office:value-type="string" calcext:value-type="string">
            <text:p>Mini-Project Peer Feedback Assigned</text:p>
          </table:table-cell>
        </table:table-row>
        <table:table-row table:style-name="ro1">
          <table:table-cell office:value-type="string" calcext:value-type="string">
            <text:p>Mini-Pro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14]+6" office:value-type="date" office:date-value="2025-05-14" calcext:value-type="date">
            <text:p>2025-05-14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Mini-Project Peer Feedback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ructor</text:p>
          </table:table-cell>
          <table:table-cell table:formula="of:=[.E2]" office:value-type="date" office:date-value="2025-01-30" calcext:value-type="date">
            <text:p>2025-01-3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udent</text:p>
          </table:table-cell>
          <table:table-cell table:formula="of:=[.E46]+6" office:value-type="date" office:date-value="2025-02-05" calcext:value-type="date">
            <text:p>2025-02-05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ructor</text:p>
          </table:table-cell>
          <table:table-cell table:formula="of:=[.E3]" office:value-type="date" office:date-value="2025-02-06" calcext:value-type="date">
            <text:p>2025-02-06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</text:p>
          </table:table-cell>
          <table:table-cell table:formula="of:=[.E48]+6" office:value-type="date" office:date-value="2025-02-12" calcext:value-type="date">
            <text:p>2025-02-1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ructor</text:p>
          </table:table-cell>
          <table:table-cell table:formula="of:=[.E4]" office:value-type="date" office:date-value="2025-02-13" calcext:value-type="date">
            <text:p>2025-02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udent</text:p>
          </table:table-cell>
          <table:table-cell table:formula="of:=[.E50]+6" office:value-type="date" office:date-value="2025-02-19" calcext:value-type="date">
            <text:p>2025-02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ructor</text:p>
          </table:table-cell>
          <table:table-cell table:formula="of:=[.E5]" office:value-type="date" office:date-value="2025-02-20" calcext:value-type="date">
            <text:p>2025-02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udent</text:p>
          </table:table-cell>
          <table:table-cell table:formula="of:=[.E52]+6" office:value-type="date" office:date-value="2025-02-26" calcext:value-type="date">
            <text:p>2025-02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ructor</text:p>
          </table:table-cell>
          <table:table-cell table:formula="of:=[.E7]" office:value-type="date" office:date-value="2025-03-13" calcext:value-type="date">
            <text:p>2025-03-13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udent</text:p>
          </table:table-cell>
          <table:table-cell table:formula="of:=[.E54]+6" office:value-type="date" office:date-value="2025-03-19" calcext:value-type="date">
            <text:p>2025-03-19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ructor</text:p>
          </table:table-cell>
          <table:table-cell table:formula="of:=[.E8]" office:value-type="date" office:date-value="2025-03-20" calcext:value-type="date">
            <text:p>2025-03-2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udent</text:p>
          </table:table-cell>
          <table:table-cell table:formula="of:=[.E56]+6" office:value-type="date" office:date-value="2025-03-26" calcext:value-type="date">
            <text:p>2025-03-2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structor</text:p>
          </table:table-cell>
          <table:table-cell table:formula="of:=[.E9]" office:value-type="date" office:date-value="2025-03-27" calcext:value-type="date">
            <text:p>2025-03-27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udent</text:p>
          </table:table-cell>
          <table:table-cell table:formula="of:=[.E58]+6" office:value-type="date" office:date-value="2025-04-02" calcext:value-type="date">
            <text:p>2025-04-02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structor</text:p>
          </table:table-cell>
          <table:table-cell table:formula="of:=[.E11]" office:value-type="date" office:date-value="2025-04-10" calcext:value-type="date">
            <text:p>2025-04-10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udent</text:p>
          </table:table-cell>
          <table:table-cell table:formula="of:=[.E60]+6" office:value-type="date" office:date-value="2025-04-16" calcext:value-type="date">
            <text:p>2025-04-16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nstructor</text:p>
          </table:table-cell>
          <table:table-cell table:formula="of:=[.E12]" office:value-type="date" office:date-value="2025-04-24" calcext:value-type="date">
            <text:p>2025-04-24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udent</text:p>
          </table:table-cell>
          <table:table-cell table:formula="of:=[.E62]+6" office:value-type="date" office:date-value="2025-04-30" calcext:value-type="date">
            <text:p>2025-04-30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nstructor</text:p>
          </table:table-cell>
          <table:table-cell table:formula="of:=[.E13]" office:value-type="date" office:date-value="2025-05-01" calcext:value-type="date">
            <text:p>2025-05-01</text:p>
          </table:table-cell>
          <table:table-cell/>
          <table:table-cell office:value-type="string" calcext:value-type="string">
            <text:p>Pre-Assignment Released</text:p>
          </table:table-cell>
        </table:table-row>
        <table:table-row table:style-name="ro1">
          <table:table-cell office:value-type="string" calcext:value-type="string">
            <text:p>Pre-Assignment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tudent</text:p>
          </table:table-cell>
          <table:table-cell table:formula="of:=[.E64]+6" office:value-type="date" office:date-value="2025-05-07" calcext:value-type="date">
            <text:p>2025-05-07</text:p>
          </table:table-cell>
          <table:table-cell office:value-type="string" calcext:value-type="string">
            <text:p>11:45pm ET</text:p>
          </table:table-cell>
          <table:table-cell office:value-type="string" calcext:value-type="string">
            <text:p>Pre-Assignment Due</text:p>
          </table:table-cell>
        </table:table-row>
      </table:table>
      <table:named-expressions/>
      <table:database-ranges>
        <table:database-range table:name="__Anonymous_Sheet_DB__0" table:target-range-address="key_dates.A1:key_dates.G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3:52:37.865379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13:53:07.406729629</dc:date>
    <meta:editing-duration>PT11M56S</meta:editing-duration>
    <meta:editing-cycles>3</meta:editing-cycles>
    <meta:generator>LibreOffice/24.8.4.2$MacOSX_AARCH64 LibreOffice_project/bb3cfa12c7b1bf994ecc5649a80400d06cd71002</meta:generator>
    <meta:document-statistic meta:table-count="1" meta:cell-count="344" meta:object-count="0"/>
  </office:meta>
</office:document-meta>
</file>